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ceny ZPP- eegzamin 01.02.2020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ndeks</text:p>
          </table:table-cell>
          <table:table-cell table:style-name="ce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3" office:value-type="float" office:value="6380" calcext:value-type="float">
            <text:p>6380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 table:number-columns-spanned="5" table:number-rows-spanned="3">
            <text:p>Jak ktoś nie widzi swojego numeru indeksu proszę o maila: <text:a xlink:href="mailto:holub.cezary@gmail.com" xlink:type="simple">holub.cezary@gmail.com</text:a></text:p>
          </table:table-cell>
          <table:covered-table-cell table:number-columns-repeated="4"/>
        </table:table-row>
        <table:table-row table:style-name="ro1">
          <table:table-cell table:style-name="ce3" office:value-type="float" office:value="6345" calcext:value-type="float">
            <text:p>6345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3" office:value-type="float" office:value="6396" calcext:value-type="float">
            <text:p>6396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3" office:value-type="float" office:value="6378" calcext:value-type="float">
            <text:p>6378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99" calcext:value-type="float">
            <text:p>6399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 table:number-columns-spanned="4" table:number-rows-spanned="4">
            <text:p>poprawka(50min): 15.02.2020 godz.: 10:10-11:40</text:p>
            <text:p>sala: </text:p>
            <text:p>Oceny: &gt;50% dst, &gt;60 dst+, &gt;70 db, &gt;80db+, &gt;90 bdb</text:p>
            <text:p/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float" office:value="6370" calcext:value-type="float">
            <text:p>6370</text:p>
          </table:table-cell>
          <table:table-cell office:value-type="float" office:value="4" calcext:value-type="float">
            <text:p>4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3" office:value-type="float" office:value="6347" calcext:value-type="float">
            <text:p>6347</text:p>
          </table:table-cell>
          <table:table-cell office:value-type="float" office:value="4" calcext:value-type="float">
            <text:p>4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3" office:value-type="float" office:value="6397" calcext:value-type="float">
            <text:p>6397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table:style-name="ce3" office:value-type="float" office:value="6359" calcext:value-type="float">
            <text:p>635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377" calcext:value-type="float">
            <text:p>637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82" calcext:value-type="float">
            <text:p>6382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63" calcext:value-type="float">
            <text:p>6363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58" calcext:value-type="float">
            <text:p>635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6357" calcext:value-type="float">
            <text:p>635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75" calcext:value-type="float">
            <text:p>637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291" calcext:value-type="float">
            <text:p>6291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34" calcext:value-type="float">
            <text:p>6334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256" calcext:value-type="float">
            <text:p>6256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4508" calcext:value-type="float">
            <text:p>450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6246" calcext:value-type="float">
            <text:p>6246</text:p>
          </table:table-cell>
          <table:table-cell table:number-columns-repeated="7"/>
        </table:table-row>
        <table:table-row table:style-name="ro1">
          <table:table-cell table:style-name="ce3" office:value-type="float" office:value="6257" calcext:value-type="float">
            <text:p>6257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6026" calcext:value-type="float">
            <text:p>6026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3621" calcext:value-type="float">
            <text:p>3621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6273" calcext:value-type="float">
            <text:p>6273</text:p>
          </table:table-cell>
          <table:table-cell table:number-columns-repeated="7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194" calcext:value-type="float">
            <text:p>619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5966" calcext:value-type="float">
            <text:p>5966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7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s</text:p>
          </table:table-cell>
          <table:table-cell table:number-columns-repeated="7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7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5:38:37.032672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20:01:48.278999872</meta:creation-date>
    <dc:date>2020-02-02T16:26:12.040011305</dc:date>
    <meta:editing-duration>PT47M33S</meta:editing-duration>
    <meta:editing-cycles>11</meta:editing-cycles>
    <meta:generator>LibreOffice/6.3.4.2.0$Linux_X86_64 LibreOffice_project/30$Build-2</meta:generator>
    <meta:document-statistic meta:table-count="1" meta:cell-count="128" meta:object-count="0"/>
  </office:meta>
</office:document-meta>
</file>